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Įprastasis" style:master-page-name="MP0" style:family="paragraph">
      <style:paragraph-properties fo:break-before="page" fo:text-align="justify" fo:text-indent="0.9in"/>
    </style:style>
    <style:style style:name="T2" style:parent-style-name="Numatytasispastraiposšriftas" style:family="text">
      <style:text-properties style:font-name="Times New Roman" fo:font-weight="bold" style:font-weight-asian="bold" style:font-weight-complex="bold" fo:color="#424242" fo:font-size="12pt" style:font-size-asian="12pt" style:font-size-complex="12pt" fo:background-color="#FFFFFF"/>
    </style:style>
    <style:style style:name="T3" style:parent-style-name="Numatytasispastraiposšriftas" style:family="text">
      <style:text-properties style:font-name="Times New Roman" fo:color="#424242" fo:font-size="12pt" style:font-size-asian="12pt" style:font-size-complex="12pt" fo:background-color="#FFFFFF"/>
    </style:style>
    <style:style style:name="P4" style:parent-style-name="Įprastasis" style:family="paragraph">
      <style:paragraph-properties fo:text-align="justify" fo:text-indent="0.9in"/>
      <style:text-properties style:font-name="Times New Roman" fo:color="#424242" fo:font-size="12pt" style:font-size-asian="12pt" style:font-size-complex="12pt" fo:background-color="#FFFFFF"/>
    </style:style>
    <style:style style:name="P5" style:parent-style-name="Įprastasis" style:family="paragraph">
      <style:paragraph-properties fo:text-align="justify" fo:text-indent="0.9in"/>
      <style:text-properties style:font-name="Times New Roman" fo:color="#424242" fo:font-size="12pt" style:font-size-asian="12pt" style:font-size-complex="12pt" fo:background-color="#FFFFFF"/>
    </style:style>
    <style:style style:name="P6" style:parent-style-name="Įprastasis" style:family="paragraph">
      <style:paragraph-properties fo:text-align="justify" fo:text-indent="0.9in"/>
      <style:text-properties style:font-name="Times New Roman" fo:color="#424242" fo:font-size="12pt" style:font-size-asian="12pt" style:font-size-complex="12pt" fo:background-color="#FFFFFF"/>
    </style:style>
    <style:style style:name="P7" style:parent-style-name="Įprastasis" style:family="paragraph">
      <style:paragraph-properties fo:text-align="justify" fo:text-indent="0.9in"/>
    </style:style>
    <style:style style:name="T8" style:parent-style-name="Numatytasispastraiposšriftas" style:family="text">
      <style:text-properties style:font-name="Times New Roman" fo:font-weight="bold" style:font-weight-asian="bold" style:font-weight-complex="bold" fo:color="#424242" fo:font-size="12pt" style:font-size-asian="12pt" style:font-size-complex="12pt" fo:background-color="#FFFFFF"/>
    </style:style>
    <style:style style:name="T9" style:parent-style-name="Numatytasispastraiposšriftas" style:family="text">
      <style:text-properties style:font-name="Times New Roman" fo:color="#424242" fo:font-size="12pt" style:font-size-asian="12pt" style:font-size-complex="12pt" fo:background-color="#FFFFFF"/>
    </style:style>
    <style:style style:name="P10" style:parent-style-name="Įprastasis" style:family="paragraph">
      <style:paragraph-properties fo:text-align="justify" fo:text-indent="0.9in"/>
    </style:style>
    <style:style style:name="T11" style:parent-style-name="Numatytasispastraiposšriftas" style:family="text">
      <style:text-properties style:font-name="Times New Roman" fo:font-weight="bold" style:font-weight-asian="bold" style:font-weight-complex="bold" fo:color="#424242" fo:font-size="12pt" style:font-size-asian="12pt" style:font-size-complex="12pt" fo:background-color="#FFFFFF"/>
    </style:style>
    <style:style style:name="T12" style:parent-style-name="Numatytasispastraiposšriftas" style:family="text">
      <style:text-properties style:font-name="Times New Roman" fo:color="#424242" fo:font-size="12pt" style:font-size-asian="12pt" style:font-size-complex="12pt" fo:background-color="#FFFFFF"/>
    </style:style>
    <style:style style:name="P13" style:parent-style-name="Įprastasis" style:family="paragraph">
      <style:paragraph-properties fo:text-align="justify" fo:text-indent="0.9in"/>
    </style:style>
    <style:style style:name="T14" style:parent-style-name="Numatytasispastraiposšriftas" style:family="text">
      <style:text-properties style:font-name="Times New Roman" fo:font-weight="bold" style:font-weight-asian="bold" style:font-weight-complex="bold" fo:color="#424242" fo:font-size="12pt" style:font-size-asian="12pt" style:font-size-complex="12pt" fo:background-color="#FFFFFF"/>
    </style:style>
    <style:style style:name="T15" style:parent-style-name="Numatytasispastraiposšriftas" style:family="text">
      <style:text-properties style:font-name="Times New Roman" fo:color="#424242" fo:font-size="12pt" style:font-size-asian="12pt" style:font-size-complex="12pt" fo:background-color="#FFFFFF"/>
    </style:style>
    <style:style style:name="P16" style:parent-style-name="Įprastasis" style:family="paragraph">
      <style:paragraph-properties fo:text-align="justify" fo:text-indent="0.9in"/>
      <style:text-properties style:font-name="Times New Roman" fo:color="#424242" fo:font-size="12pt" style:font-size-asian="12pt" style:font-size-complex="12pt" fo:background-color="#FFFFFF"/>
    </style:style>
  </office:automatic-styles>
  <office:body>
    <office:text text:use-soft-page-breaks="true">
      <text:p text:style-name="P1"><text:bookmark-start text:name="_Hlk95594007"/><text:span text:style-name="T2">BAIMĖS</text:span><text:span text:style-name="T3"><text:s/>drakonas – gimimo laikotarpiai: 1989.02.08-1989.11.04</text:span></text:p>
      <text:p text:style-name="P4"><text:tab/><text:tab/><text:tab/><text:s text:c="5"/>1997.12.15-1998.09.09</text:p>
      <text:p text:style-name="P5"><text:tab/><text:tab/><text:tab/><text:s text:c="5"/>2006.10.20-2007.07.16</text:p>
      <text:p text:style-name="P6"><text:tab/><text:tab/><text:tab/><text:s text:c="5"/>.......</text:p>
      <text:p text:style-name="P7"><text:span text:style-name="T8">Ydos esmė</text:span><text:span text:style-name="T9"><text:s/>– žmogus žūtbūt siekia išsaugoti visa, kas jam suteikia stabilumo ir pasitikėjimo visuomenėje: šeimą, socialinę padėtį. Bet, kad ir kaip atrodytų, toji padėtis dažnai jau būna kritiška, nors žmogus ir deda didžiules, dažnai negarbingas pastangas tam palaikyti.<text:s/></text:span></text:p>
      <text:p text:style-name="P10"><text:span text:style-name="T11">Palėptas talentas:<text:s/></text:span><text:span text:style-name="T12">pritraukti tik patikimus žmones; puikūs šeimyniniai santykiai: ateities numatymas; išskaičiavimas; ypatingas loginis intelektas.</text:span></text:p>
      <text:p text:style-name="P13"><text:span text:style-name="T14">Nuodėmingas mąstymo modelis</text:span><text:span text:style-name="T15"><text:s/>(konservatyvumas; išdavystė; neištikimybė, sustingimas, veidmainiavimas; pilkumas; melas; slaptas puolimas, plepėjimas; nusikaltimas). Pvz, kaip sustingimas, tai būtų: geriau nieko nedarysiu, nes gali būti dar blogiau. Mačiau nusikaltimą, bet verčiau niekam neprasitarsiu, nes galiu pats nukentėti. Jei jau skauda stuburą, geriau jo iš viso nejudinti, nes dar labiau skaudės.<text:s/></text:span></text:p>
      <text:p text:style-name="P16">Kad nugalėti ydą būtina įgyti priešingų savybių. Padės avino principai (užsigrūdinti; veiklumas; drąsa; rizika; teisė klysti; laužyti stereotipus).<text:s/></text:p>
      <text:p text:style-name="Įprastasis"><text:bookmark-end text:name="_Hlk95594007"/></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9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lt" fo:country="LT" style:language-asian="en" style:country-asian="US" style:language-complex="ar" style:country-complex="SA" style:text-combine="none" fo:hyphenate="true"/>
    </style:default-style>
    <style:style style:name="Įprastasis" style:display-name="Įprastasis" style:family="paragraph">
      <style:paragraph-properties fo:line-height="104%"/>
      <style:text-properties style:font-name="Calibri" style:font-name-asian="Calibri" style:font-name-complex="Times New Roman" fo:hyphenate="false"/>
    </style:style>
    <style:style style:name="Numatytasispastraiposšriftas" style:display-name="Numatytasis pastraipos šrifta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1812in" fo:margin-left="1.1812in" fo:margin-bottom="0.7875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urgita  Jurėnienė</meta:initial-creator>
    <dc:creator>Jurgita  Jurėnienė</dc:creator>
    <meta:creation-date>2022-02-15T09:57:00Z</meta:creation-date>
    <dc:date>2022-02-15T09:57:00Z</dc:date>
    <meta:template xlink:href="Normal.dotm" xlink:type="simple"/>
    <meta:editing-cycles>2</meta:editing-cycles>
    <meta:editing-duration>PT60S</meta:editing-duration>
    <meta:document-statistic meta:page-count="1" meta:paragraph-count="2" meta:word-count="708" meta:character-count="1110" meta:row-count="3" meta:non-whitespace-character-count="404"/>
  </office:meta>
</office:document-meta>
</file>